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D0000013BBEEFFB8025595246.png" manifest:media-type="image/png"/>
  <manifest:file-entry manifest:full-path="Pictures/10000000000002A7000001B54E482325DCE9C9DC.png" manifest:media-type="image/png"/>
  <manifest:file-entry manifest:full-path="Pictures/1000000000000F0000000960B5847C577DDF21FC.jpg" manifest:media-type="image/jpeg"/>
  <manifest:file-entry manifest:full-path="Pictures/100000000000032100000258D2A3D2F9B6275499.png" manifest:media-type="image/png"/>
  <manifest:file-entry manifest:full-path="Pictures/10000000000003D8000002DE2BBA149F0D9B54C4.png" manifest:media-type="image/png"/>
  <manifest:file-entry manifest:full-path="Pictures/10000000000002860000027B9D2217675053D3FE.png" manifest:media-type="image/png"/>
  <manifest:file-entry manifest:full-path="Pictures/10000000000002AA00000209211F222EC1CD6A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244cm"/>
    </style:style>
    <style:style style:name="gr4" style:family="graphic" style:parent-style-name="standard">
      <style:graphic-properties draw:stroke="none" draw:fill="none" fo:min-height="3.556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ffffff" fo:min-height="2.92cm"/>
    </style:style>
    <style:style style:name="pr4" style:family="presentation" style:parent-style-name="Standard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6600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text-properties fo:color="#ff6600" fo:font-size="32pt" style:font-size-asian="32pt" style:font-size-complex="32pt"/>
    </style:style>
    <style:style style:name="P5" style:family="paragraph">
      <style:text-properties fo:color="#ff6600"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T1" style:family="text">
      <style:text-properties fo:color="#ff6600"/>
    </style:style>
    <style:style style:name="T2" style:family="text">
      <style:text-properties fo:color="#ff66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B5847C577DDF21FC.jpg" xlink:type="simple" xlink:show="embed" xlink:actuate="onLoad">
            <text:p/>
          </draw:image>
        </draw:frame>
        <draw:frame presentation:style-name="pr1" draw:text-style-name="P2" draw:layer="layout" svg:width="25.199cm" svg:height="2.629cm" svg:x="-1.999cm" svg:y="6.8cm" presentation:class="title" presentation:user-transformed="true">
          <draw:text-box>
            <text:p><text:span text:style-name="T1">OC-PIZZ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B5847C577DDF21FC.jpg" xlink:type="simple" xlink:show="embed" xlink:actuate="onLoad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COMMANDE</text:span><text:span text:style-name="T2"><text:line-break/></text:span><text:span text:style-name="T2"/></text:p>
          </draw:text-box>
        </draw:frame>
        <draw:frame draw:style-name="gr1" draw:text-style-name="P1" draw:layer="layout" svg:width="16.74cm" svg:height="12.5cm" svg:x="0cm" svg:y="2.8cm">
          <draw:image xlink:href="Pictures/10000000000003D8000002DE2BBA149F0D9B54C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B5847C577DDF21FC.jpg" xlink:type="simple" xlink:show="embed" xlink:actuate="onLoad">
            <text:p/>
          </draw:image>
        </draw:frame>
        <draw:frame draw:style-name="gr1" draw:text-style-name="P1" draw:layer="layout" svg:width="16.74cm" svg:height="12.5cm" svg:x="0cm" svg:y="2.92cm">
          <draw:image xlink:href="Pictures/10000000000002AA00000209211F222EC1CD6A37.png" xlink:type="simple" xlink:show="embed" xlink:actuate="onLoad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LIVRAISON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B5847C577DDF21FC.jpg" xlink:type="simple" xlink:show="embed" xlink:actuate="onLoad">
            <text:p/>
          </draw:image>
        </draw:frame>
        <draw:frame draw:style-name="gr1" draw:text-style-name="P1" draw:layer="layout" svg:width="16.74cm" svg:height="12.5cm" svg:x="0cm" svg:y="2.8cm">
          <draw:image xlink:href="Pictures/10000000000002A7000001B54E482325DCE9C9DC.png" xlink:type="simple" xlink:show="embed" xlink:actuate="onLoad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INGREDIENT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B5847C577DDF21FC.jpg" xlink:type="simple" xlink:show="embed" xlink:actuate="onLoad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GENERALE</text:span><text:span text:style-name="T2"><text:line-break/></text:span><text:span text:style-name="T2"/></text:p>
          </draw:text-box>
        </draw:frame>
        <draw:frame draw:style-name="gr1" draw:text-style-name="P1" draw:layer="layout" svg:width="16.74cm" svg:height="12.5cm" svg:x="0cm" svg:y="2.8cm">
          <draw:image xlink:href="Pictures/10000000000002860000027B9D2217675053D3F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B5847C577DDF21FC.jpg" xlink:type="simple" xlink:show="embed" xlink:actuate="onLoad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CLIENT</text:span><text:span text:style-name="T2"><text:line-break/></text:span><text:span text:style-name="T2"/></text:p>
          </draw:text-box>
        </draw:frame>
        <draw:frame draw:style-name="gr1" draw:text-style-name="P1" draw:layer="layout" svg:width="16.74cm" svg:height="9.19cm" svg:x="0cm" svg:y="2.92cm">
          <draw:image xlink:href="Pictures/100000000000027D0000013BBEEFFB80255952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4cm" presentation:class="title" presentation:user-transformed="true">
          <draw:text-box>
            <text:p><text:span text:style-name="T2">CYCLE DE VIE D’UNE COMMANDE</text:span></text:p>
          </draw:text-box>
        </draw:frame>
        <draw:frame draw:style-name="gr1" draw:text-style-name="P1" draw:layer="layout" svg:width="16.74cm" svg:height="12.5cm" svg:x="5.8cm" svg:y="2.8cm">
          <draw:image xlink:href="Pictures/100000000000032100000258D2A3D2F9B627549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B5847C577DDF21FC.jpg" xlink:type="simple" xlink:show="embed" xlink:actuate="onLoad">
            <text:p/>
          </draw:image>
        </draw:frame>
        <draw:frame presentation:style-name="pr4" draw:text-style-name="P2" draw:layer="layout" svg:width="25.199cm" svg:height="3.473cm" svg:x="-2cm" svg:y="6.8cm" presentation:class="title" presentation:user-transformed="true">
          <draw:text-box>
            <text:p><text:span text:style-name="T1">SOLUTION</text:span><text:span text:style-name="T1"><text:line-break/></text:span><text:span text:style-name="T1"> TECHNIQ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B5847C577DDF21FC.jpg" xlink:type="simple" xlink:show="embed" xlink:actuate="onLoad">
            <text:p/>
          </draw:image>
        </draw:frame>
        <draw:frame draw:style-name="gr3" draw:text-style-name="P7" draw:layer="layout" svg:width="7.652cm" svg:height="9.494cm" svg:x="0.6cm" svg:y="3.706cm">
          <draw:text-box>
            <text:p><text:span text:style-name="T1">JEE</text:span></text:p>
            <text:p><text:span text:style-name="T1"/></text:p>
            <text:p><text:span text:style-name="T1">MAVEN</text:span></text:p>
            <text:p><text:span text:style-name="T1"/></text:p>
            <text:p><text:span text:style-name="T1">SPRING</text:span></text:p>
            <text:p><text:span text:style-name="T1"/></text:p>
            <text:p><text:span text:style-name="T1">IONIC</text:span></text:p>
            <text:p><text:span text:style-name="T1"/></text:p>
            <text:p><text:span text:style-name="T1">API REST</text:span></text:p>
            <text:p><text:span text:style-name="T1"/></text:p>
            <text:p><text:span text:style-name="T1">TOMCAT</text:span></text:p>
            <text:p><text:span text:style-name="T1"/></text:p>
            <text:p><text:span text:style-name="T1">MYSQL</text:span></text:p>
          </draw:text-box>
        </draw:frame>
        <draw:frame draw:style-name="gr4" draw:text-style-name="P7" draw:layer="layout" svg:width="7.652cm" svg:height="3.806cm" svg:x="8.2cm" svg:y="7.705cm">
          <draw:text-box>
            <text:p><text:span text:style-name="T1">Sûr</text:span><text:span text:style-name="T1"><text:line-break/></text:span><text:span text:style-name="T1">Flexible</text:span></text:p>
            <text:p><text:span text:style-name="T1">Rapide</text:span><text:span text:style-name="T1"><text:line-break/></text:span><text:span text:style-name="T1">Facilement Maintenable</text:span><text:span text:style-name="T1"><text:line-break/></text:span><text:span text:style-name="T1">Totalement Personnalisé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2:29:56.391835868</meta:creation-date>
    <dc:date>2019-10-08T17:03:42.267784477</dc:date>
    <meta:editing-duration>PT56M4S</meta:editing-duration>
    <meta:editing-cycles>14</meta:editing-cycles>
    <meta:generator>LibreOffice/6.0.7.3$Windows_X86_64 LibreOffice_project/dc89aa7a9eabfd848af146d5086077aeed2ae4a5</meta:generator>
    <meta:document-statistic meta:object-count="63"/>
  </office:meta>
</office:document-meta>
</file>